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600000293000002057CB71E93685157AC.svm" manifest:media-type=""/>
  <manifest:file-entry manifest:full-path="Pictures/2000000F000001DD000001D4BD3ED493D2A0AA7B.svm" manifest:media-type=""/>
  <manifest:file-entry manifest:full-path="Pictures/2000001600000293000002052308C92149CD4D66.svm" manifest:media-type=""/>
  <manifest:file-entry manifest:full-path="Pictures/2000000F000001F6000001D4F5BC1EBFCB28344C.svm" manifest:media-type=""/>
  <manifest:file-entry manifest:full-path="Pictures/2000000F00000229000001D4F614B578AB07D5CE.svm" manifest:media-type=""/>
  <manifest:file-entry manifest:full-path="Pictures/20000016000002EE0000010F4E58CEDBBD10D421.svm" manifest:media-type=""/>
  <manifest:file-entry manifest:full-path="Pictures/2000001600000339000000FAA5FE1F65BAC93E65.svm" manifest:media-type=""/>
  <manifest:file-entry manifest:full-path="Pictures/2000000F000001D5000000F3DDB40FD6CAF7E486.svm" manifest:media-type=""/>
  <manifest:file-entry manifest:full-path="Pictures/200000160000027D00000205915DDAC457C3B80E.svm" manifest:media-type=""/>
  <manifest:file-entry manifest:full-path="Pictures/2000000F00000220000000413BF1E5196DA71F9D.svm" manifest:media-type=""/>
  <manifest:file-entry manifest:full-path="Pictures/200000160000030A000001D44A155E5A9F47FCFE.svm" manifest:media-type=""/>
  <manifest:file-entry manifest:full-path="Pictures/200000160000027D00000205CEE20D76765FA2C4.svm" manifest:media-type=""/>
  <manifest:file-entry manifest:full-path="Pictures/200000180000020800000209CF60B042483BAA1F.svm" manifest:media-type=""/>
  <manifest:file-entry manifest:full-path="Pictures/20000016000002BF000001D463CD33C469FBE978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8.969cm" table:align="right" style:writing-mode="lr-tb"/>
    </style:style>
    <style:style style:name="Таблица2.A" style:family="table-column">
      <style:table-column-properties style:column-width="0.596cm"/>
    </style:style>
    <style:style style:name="Таблица2.B" style:family="table-column">
      <style:table-column-properties style:column-width="3.207cm"/>
    </style:style>
    <style:style style:name="Таблица2.C" style:family="table-column">
      <style:table-column-properties style:column-width="3.903cm"/>
    </style:style>
    <style:style style:name="Таблица2.D" style:family="table-column">
      <style:table-column-properties style:column-width="3.588cm"/>
    </style:style>
    <style:style style:name="Таблица2.E" style:family="table-column">
      <style:table-column-properties style:column-width="3.549cm"/>
    </style:style>
    <style:style style:name="Таблица2.F" style:family="table-column">
      <style:table-column-properties style:column-width="4.126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969cm" table:align="right"/>
    </style:style>
    <style:style style:name="Таблица3.A" style:family="table-column">
      <style:table-column-properties style:column-width="3.806cm"/>
    </style:style>
    <style:style style:name="Таблица3.B" style:family="table-column">
      <style:table-column-properties style:column-width="15.16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9cm" fo:margin-left="0.679cm" table:align="left" style:writing-mode="lr-tb"/>
    </style:style>
    <style:style style:name="Таблица1.A" style:family="table-column">
      <style:table-column-properties style:column-width="2.3cm"/>
    </style:style>
    <style:style style:name="Таблица1.B" style:family="table-column">
      <style:table-column-properties style:column-width="8.405cm"/>
    </style:style>
    <style:style style:name="Таблица1.C" style:family="table-column">
      <style:table-column-properties style:column-width="3.196cm"/>
    </style:style>
    <style:style style:name="Таблица1.D" style:family="table-column">
      <style:table-column-properties style:column-width="4.99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style:writing-mode="lr-tb"/>
      <style:text-properties style:font-name="Carlito" fo:font-size="9pt" fo:language="ru" fo:country="RU" officeooo:rsid="0005369c" officeooo:paragraph-rsid="0005369c" style:font-size-asian="9pt" style:font-size-complex="9pt"/>
    </style:style>
    <style:style style:name="P2" style:family="paragraph" style:parent-style-name="Footnote">
      <style:paragraph-properties style:writing-mode="lr-tb"/>
      <style:text-properties style:font-name="Carlito" fo:font-size="9pt" fo:language="ru" fo:country="RU" officeooo:rsid="0005369c" officeooo:paragraph-rsid="0011c830" style:font-size-asian="9pt" style:font-size-complex="9pt"/>
    </style:style>
    <style:style style:name="P3" style:family="paragraph" style:parent-style-name="Table_20_Contents">
      <style:paragraph-properties style:writing-mode="lr-tb"/>
      <style:text-properties style:font-name="Carlito" fo:font-size="11pt" fo:language="ru" fo:country="RU" officeooo:rsid="0009058e" officeooo:paragraph-rsid="0009058e" style:font-size-asian="11pt" style:font-size-complex="11pt"/>
    </style:style>
    <style:style style:name="P4" style:family="paragraph" style:parent-style-name="Table_20_Contents">
      <style:paragraph-properties style:writing-mode="lr-tb"/>
      <style:text-properties style:font-name="Carlito" fo:font-size="11pt" fo:language="ru" fo:country="RU" officeooo:rsid="00095257" officeooo:paragraph-rsid="00095257" style:font-size-asian="11pt" style:font-size-complex="11pt"/>
    </style:style>
    <style:style style:name="P5" style:family="paragraph" style:parent-style-name="Table_20_Contents">
      <style:paragraph-properties style:writing-mode="lr-tb"/>
      <style:text-properties style:font-name="Carlito" fo:font-size="11pt" fo:language="ru" fo:country="RU" officeooo:rsid="00105e13" officeooo:paragraph-rsid="00105e13" style:font-size-asian="11pt" style:font-size-complex="11pt"/>
    </style:style>
    <style:style style:name="P6" style:family="paragraph" style:parent-style-name="Table_20_Contents">
      <style:paragraph-properties style:writing-mode="lr-tb"/>
      <style:text-properties style:font-name="Carlito" fo:font-size="11pt" fo:language="ru" fo:country="RU" fo:font-weight="bold" officeooo:rsid="000bdeb2" officeooo:paragraph-rsid="000bdeb2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style:writing-mode="lr-tb"/>
      <style:text-properties style:font-name="Carlito" fo:font-size="11pt" fo:language="ru" fo:country="RU" fo:font-weight="bold" officeooo:rsid="0017fce0" officeooo:paragraph-rsid="00171edb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style:writing-mode="lr-tb"/>
      <style:text-properties style:font-name="Carlito" fo:font-size="11pt" fo:language="en" fo:country="US" officeooo:rsid="00095257" officeooo:paragraph-rsid="00095257" style:font-size-asian="11pt" style:font-size-complex="11pt"/>
    </style:style>
    <style:style style:name="P9" style:family="paragraph" style:parent-style-name="Table_20_Contents">
      <style:paragraph-properties style:writing-mode="lr-tb"/>
      <style:text-properties style:font-name="Carlito" fo:font-size="11pt" fo:language="en" fo:country="US" officeooo:rsid="0017fce0" officeooo:paragraph-rsid="00171edb" style:font-size-asian="11pt" style:font-size-complex="11pt"/>
    </style:style>
    <style:style style:name="P10" style:family="paragraph" style:parent-style-name="Table_20_Contents">
      <style:paragraph-properties style:writing-mode="lr-tb"/>
      <style:text-properties style:font-name="Carlito" fo:font-size="11pt" officeooo:paragraph-rsid="00171edb" style:font-size-asian="11pt" style:font-size-complex="11pt"/>
    </style:style>
    <style:style style:name="P11" style:family="paragraph" style:parent-style-name="Table_20_Contents">
      <style:text-properties style:font-name="Carlito" fo:font-size="11pt" officeooo:rsid="0009058e" officeooo:paragraph-rsid="0009058e" style:font-size-asian="11pt" style:font-size-complex="11pt"/>
    </style:style>
    <style:style style:name="P12" style:family="paragraph" style:parent-style-name="Table_20_Contents">
      <style:text-properties style:font-name="Carlito" fo:font-size="11pt" officeooo:rsid="000f159c" officeooo:paragraph-rsid="000f159c" style:font-size-asian="11pt" style:font-size-complex="11pt"/>
    </style:style>
    <style:style style:name="P13" style:family="paragraph" style:parent-style-name="Table_20_Contents">
      <style:text-properties style:font-name="Carlito" fo:font-size="11pt" officeooo:rsid="001603b4" officeooo:paragraph-rsid="00171edb" style:font-size-asian="11pt" style:font-size-complex="11pt"/>
    </style:style>
    <style:style style:name="P14" style:family="paragraph" style:parent-style-name="Table_20_Contents">
      <style:text-properties style:font-name="Carlito" fo:font-size="11pt" officeooo:paragraph-rsid="00171edb" style:font-size-asian="11pt" style:font-size-complex="11pt"/>
    </style:style>
    <style:style style:name="P15" style:family="paragraph" style:parent-style-name="Table_20_Contents">
      <style:text-properties style:font-name="Carlito" fo:font-size="11pt" fo:font-weight="bold" officeooo:rsid="000ae0b9" officeooo:paragraph-rsid="000ae0b9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Carlito" fo:font-size="11pt" fo:font-weight="bold" officeooo:rsid="0009058e" officeooo:paragraph-rsid="0009058e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Carlito" fo:font-size="11pt" fo:font-weight="bold" officeooo:rsid="001603b4" officeooo:paragraph-rsid="00171edb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Carlito" fo:font-size="11pt" fo:font-style="italic" officeooo:rsid="000f159c" officeooo:paragraph-rsid="000f159c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47680" officeooo:paragraph-rsid="00047680" style:font-weight-asian="normal" style:font-weight-complex="normal"/>
    </style:style>
    <style:style style:name="P20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5369c" officeooo:paragraph-rsid="0005369c" style:font-weight-asian="normal" style:font-weight-complex="normal"/>
    </style:style>
    <style:style style:name="P21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563ff" officeooo:paragraph-rsid="000563ff" style:font-weight-asian="normal" style:font-weight-complex="normal"/>
    </style:style>
    <style:style style:name="P22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0563ff" officeooo:paragraph-rsid="000563ff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66dc6" officeooo:paragraph-rsid="00066dc6" style:font-weight-asian="normal" style:font-weight-complex="normal"/>
    </style:style>
    <style:style style:name="P24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7bfc7" officeooo:paragraph-rsid="0007bfc7" style:font-weight-asian="normal" style:font-weight-complex="normal"/>
    </style:style>
    <style:style style:name="P25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7bfc7" officeooo:paragraph-rsid="0007bfc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11a46" officeooo:paragraph-rsid="00111a4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1c830" officeooo:paragraph-rsid="0011c830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22dc" officeooo:paragraph-rsid="001322d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50ee0" officeooo:paragraph-rsid="00150ee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9058e" officeooo:paragraph-rsid="00171edb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.635cm" fo:margin-right="0cm" fo:text-indent="0cm" style:auto-text-indent="false" style:writing-mode="lr-tb"/>
      <style:text-properties fo:color="#0043ff" style:font-name="Carlito" fo:font-size="11pt" fo:language="ru" fo:country="RU" fo:font-weight="bold" officeooo:rsid="00105e13" officeooo:paragraph-rsid="00171edb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0d18df" officeooo:paragraph-rsid="000d18df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font-weight="bold" officeooo:rsid="000f159c" officeooo:paragraph-rsid="000f159c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066dc6" officeooo:paragraph-rsid="00066dc6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105e13" officeooo:paragraph-rsid="00171edb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11c830" officeooo:paragraph-rsid="0011c830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b406b4" style:font-name="Carlito" fo:font-size="11pt" fo:font-weight="bold" officeooo:rsid="00047680" officeooo:paragraph-rsid="00047680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105e13" officeooo:paragraph-rsid="00171edb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1322dc" officeooo:paragraph-rsid="00246da4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0d18df" officeooo:paragraph-rsid="00262944" style:font-size-asian="11pt" style:font-weight-asian="bold" style:font-size-complex="11pt" style:font-weight-complex="bold"/>
    </style:style>
    <style:style style:name="P41" style:family="paragraph" style:parent-style-name="Heading_20_1">
      <style:text-properties style:font-name="Carlito" fo:font-size="11pt" fo:font-weight="bold" officeooo:rsid="00174c70" officeooo:paragraph-rsid="00174c70" style:font-size-asian="11pt" style:font-weight-asian="bold" style:font-size-complex="11pt" style:font-weight-complex="bold"/>
    </style:style>
    <style:style style:name="P42" style:family="paragraph" style:parent-style-name="Heading_20_1" style:master-page-name="">
      <style:paragraph-properties style:page-number="auto"/>
      <style:text-properties fo:font-size="11pt" fo:font-weight="bold" officeooo:paragraph-rsid="00174c70" style:font-size-asian="11pt" style:font-weight-asian="bold" style:font-size-complex="11pt" style:font-weight-complex="bold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Carlito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05369c" style:font-size-asian="11pt" style:font-size-complex="11pt"/>
    </style:style>
    <style:style style:name="T4" style:family="text">
      <style:text-properties style:font-name="Carlito" fo:font-size="11pt" officeooo:rsid="000563ff" style:font-size-asian="11pt" style:font-size-complex="11pt"/>
    </style:style>
    <style:style style:name="T5" style:family="text">
      <style:text-properties style:font-name="Carlito" fo:font-size="11pt" fo:language="ru" fo:country="RU" style:font-size-asian="11pt" style:font-size-complex="11pt"/>
    </style:style>
    <style:style style:name="T6" style:family="text">
      <style:text-properties style:font-name="Carlito" fo:font-size="11pt" fo:language="ru" fo:country="RU" officeooo:rsid="000563ff" style:font-size-asian="11pt" style:font-size-complex="11pt"/>
    </style:style>
    <style:style style:name="T7" style:family="text">
      <style:text-properties style:font-name="Carlito" fo:font-size="11pt" fo:language="ru" fo:country="RU" officeooo:rsid="00066dc6" style:font-size-asian="11pt" style:font-size-complex="11pt"/>
    </style:style>
    <style:style style:name="T8" style:family="text">
      <style:text-properties style:font-name="Carlito" fo:font-size="11pt" fo:language="ru" fo:country="RU" officeooo:rsid="0007bfc7" style:font-size-asian="11pt" style:font-size-complex="11pt"/>
    </style:style>
    <style:style style:name="T9" style:family="text">
      <style:text-properties style:font-name="Carlito" fo:font-size="11pt" fo:language="ru" fo:country="RU" officeooo:rsid="0009058e" style:font-size-asian="11pt" style:font-size-complex="11pt"/>
    </style:style>
    <style:style style:name="T10" style:family="text">
      <style:text-properties style:font-name="Carlito" fo:font-size="11pt" fo:language="ru" fo:country="RU" fo:font-style="italic" style:font-size-asian="11pt" style:font-style-asian="italic" style:font-size-complex="11pt" style:font-style-complex="italic"/>
    </style:style>
    <style:style style:name="T11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12" style:family="text">
      <style:text-properties style:font-name="Carlito" officeooo:rsid="00174c7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580f0"/>
    </style:style>
    <style:style style:name="T15" style:family="text">
      <style:text-properties fo:language="en" fo:country="US" officeooo:rsid="001a6488"/>
    </style:style>
    <style:style style:name="T16" style:family="text">
      <style:text-properties fo:language="en" fo:country="US" officeooo:rsid="0022b467"/>
    </style:style>
    <style:style style:name="T17" style:family="text">
      <style:text-properties officeooo:rsid="00095257"/>
    </style:style>
    <style:style style:name="T18" style:family="text">
      <style:text-properties officeooo:rsid="000ae0b9"/>
    </style:style>
    <style:style style:name="T19" style:family="text">
      <style:text-properties fo:color="#ff0000" style:font-name="Carlito" fo:font-size="11pt" fo:language="ru" fo:country="RU" style:font-size-asian="11pt" style:font-size-complex="11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background-color="#cbcbcb" loext:char-shading-value="0" style:font-style-asian="italic" style:font-style-complex="italic"/>
    </style:style>
    <style:style style:name="T22" style:family="text">
      <style:text-properties fo:color="#1c992f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09058e"/>
    </style:style>
    <style:style style:name="T25" style:family="text">
      <style:text-properties officeooo:rsid="0011c830"/>
    </style:style>
    <style:style style:name="T26" style:family="text">
      <style:text-properties officeooo:rsid="00150ee0"/>
    </style:style>
    <style:style style:name="T27" style:family="text">
      <style:text-properties officeooo:rsid="001580f0"/>
    </style:style>
    <style:style style:name="T28" style:family="text">
      <style:text-properties officeooo:rsid="001a6488"/>
    </style:style>
    <style:style style:name="T29" style:family="text">
      <style:text-properties officeooo:rsid="0022b467"/>
    </style:style>
    <style:style style:name="T30" style:family="text">
      <style:text-properties officeooo:rsid="000d18d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1cm" svg:stroke-color="#1c992f" draw:marker-start="" draw:marker-start-width="0.215cm" draw:marker-start-center="false" draw:marker-end="Symmetric_20_Arrow" draw:marker-end-width="0.316cm" draw:marker-end-center="false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cm" svg:stroke-color="#0000ff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Dimension_20_Lines" draw:marker-start-width="0.199cm" draw:marker-start-center="false" draw:marker-end="Dimension_20_Lines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76cm" fo:min-width="1.1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27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text:span text:style-name="T12">­</text:span><text:span text:style-name="T1">Билет </text:span><text:span text:style-name="T12">5</text:span></text:h>
      <text:h text:style-name="P41" text:outline-level="1">Электроёмкость, электроёмкость уединённого проводника, конденсатор. Вывод формулы ёмкости плоского конденсатора. Последовательное и параллельное соединения конденсаторов. Энергия системы зарядов. Энергия заряженного конденсатора. Плотность энергии <text:s text:c="2"/>электрического поля.</text:h>
      <text:p text:style-name="P37">Электрическая емкость уединенного проводника</text:p>
      <text:p text:style-name="P19"><text:span text:style-name="T2">Рассмотрим <text:s/>сферический проводник радиусом</text:span><text:span text:style-name="T2"><draw:frame draw:style-name="fr1" draw:name="Объект1" text:anchor-type="as-char" svg:y="-0.377cm" svg:width="0.40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 </text:span></text:p>
      <text:p text:style-name="P19"><text:span text:style-name="T11">Уединенный проводник</text:span><text:span text:style-name="T2"> — проводник, находящиеся очень далеко от других тел, </text:span><text:span text:style-name="T3">так что его размеры во много раз меньше расстояний до других тел.</text:span></text:p>
      <text:p text:style-name="P20"><text:span text:style-name="T2">При сообщении </text:span><text:span text:style-name="T5">шару заряда</text:span><text:span text:style-name="T2"><draw:frame draw:style-name="fr1" draw:name="Объект2" text:anchor-type="as-char" svg:y="-0.377cm" svg:width="0.43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в окружающем пространстве возникнет электростатическое поле, потенциал</text:span><text:span text:style-name="T2"><text:note text:id="ftn1" text:note-class="footnote"><text:note-citation>1</text:note-citation><text:note-body><text:p text:style-name="P1">Потенциал — <text:span text:style-name="T25">энергетическая характеристика поля.</text:span></text:p></text:note-body></text:note></text:span><text:span text:style-name="T2"> шара измениться и станет равным</text:span><text:span text:style-name="T2"><draw:frame draw:style-name="fr1" draw:name="Объект3" text:anchor-type="as-char" svg:y="-0.213cm" svg:width="0.513cm" svg:height="0.3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. </text:span><text:span text:style-name="T5">Приняв потенциал бесконечно удаленных тел за 0, можем вычислить потенциал шара</text:span><text:span text:style-name="T2"><draw:frame draw:style-name="fr1" draw:name="Объект4" text:anchor-type="as-char" svg:y="-0.619cm" svg:width="1.471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, тогда</text:span><text:span text:style-name="T2"><draw:frame draw:style-name="fr1" draw:name="Объект5" text:anchor-type="as-char" svg:y="-0.619cm" svg:width="1.492cm" svg:height="0.99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. </text:span><text:span text:style-name="T4">Эта величина на зависит от заряда и определяется лишь радиусом шара и диэлектрической про</text:span><text:span text:style-name="T6">ницаемостью окружающей среды.</text:span></text:p>
      <text:p text:style-name="P22">Отношение заряда проводника произвольной формы к его потенциалу <text:span text:style-name="T20">не зависит</text:span> от значения заряда и <text:span text:style-name="T20">определяется</text:span> его геометрическими размерами проводника, его формой и электрических свойств среды.</text:p>
      <text:p text:style-name="P21"><text:span text:style-name="T19">Электрическая емкость проводника</text:span><text:span text:style-name="T5"> — отношение заряда проводника к </text:span><text:span text:style-name="T8">изменению его</text:span><text:span text:style-name="T5"> потенциал</text:span><text:span text:style-name="T8">а</text:span><text:span text:style-name="T5">.</text:span></text:p>
      <text:p text:style-name="P21"><text:span text:style-name="T5"><draw:frame draw:style-name="fr1" draw:name="Объект6" text:anchor-type="as-char" svg:y="-0.619cm" svg:width="4.346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<draw:frame draw:style-name="fr1" draw:name="Объект7" text:anchor-type="as-char" svg:y="-0.409cm" svg:width="4.509cm" svg:height="0.50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21"><text:span text:style-name="T5"><text:tab/></text:span><text:span text:style-name="T7">Емкостью в 1 Ф обладает проводник, потенциал которого возрастает на 1 В при сообщении ему заряда 1 Кл.</text:span></text:p>
      <text:p text:style-name="P34">Конденсаторы</text:p>
      <text:p text:style-name="P23"><text:span text:style-name="T19">Конденсатор</text:span><text:span text:style-name="T5"> — система проводников,</text:span><text:span text:style-name="T8"> емкость которой не зависит от окружающих тел, накопитель энергии.</text:span></text:p>
      <text:p text:style-name="P24"><text:span text:style-name="T5">Конденсатор </text:span><text:span text:style-name="T10">представляет собой</text:span><text:span text:style-name="T5"> два проводника, разделенные слоем диэлектрика, толщина которого мала по сравнению с размерами проводников.</text:span><text:span text:style-name="T6"> </text:span><text:span text:style-name="T5">Проводники называют </text:span><text:span text:style-name="T10">обкладками конденсатора</text:span><text:span text:style-name="T5">.</text:span></text:p>
      <text:p text:style-name="P25"><text:span text:style-name="T22">Заряд конденсатора</text:span> — абсолютное значение заряда на одной из обкладок.</text:p>
      <text:p text:style-name="P24"><text:span text:style-name="T19">Электроемкость конденсатора</text:span><text:span text:style-name="T5"> — отношение заряда одного из проводников к разности потенциалов между этим</text:span><text:span text:style-name="T9"> проводником и соседним. </text:span><text:span text:style-name="T9"><draw:frame draw:style-name="fr1" draw:name="Объект8" text:anchor-type="as-char" svg:y="-0.534cm" svg:width="1.245cm" svg:height="0.82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6" office:value-type="string">
            <text:p text:style-name="P33"><text:span text:style-name="T24">К</text:span><text:span text:style-name="T23">лассификации конденсаторов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2">1</text:p>
          </table:table-cell>
          <table:table-cell table:style-name="Таблица2.B2" table:number-columns-spanned="5" office:value-type="string">
            <text:p text:style-name="P18">По материалу диэлектрик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2">Бумажные</text:p>
          </table:table-cell>
          <table:table-cell table:style-name="Таблица2.A2" office:value-type="string">
            <text:p text:style-name="P12">Электролитические</text:p>
          </table:table-cell>
          <table:table-cell table:style-name="Таблица2.A2" office:value-type="string">
            <text:p text:style-name="P12">Слюдяные</text:p>
          </table:table-cell>
          <table:table-cell table:style-name="Таблица2.A2" office:value-type="string">
            <text:p text:style-name="P12">Воздушные</text:p>
          </table:table-cell>
          <table:table-cell table:style-name="Таблица2.B2" office:value-type="string">
            <text:p text:style-name="P12">Керамические</text:p>
          </table:table-cell>
        </table:table-row>
        <table:table-row>
          <table:table-cell table:style-name="Таблица2.A2" table:number-rows-spanned="2" office:value-type="string">
            <text:p text:style-name="P12">2</text:p>
          </table:table-cell>
          <table:table-cell table:style-name="Таблица2.B2" table:number-columns-spanned="5" office:value-type="string">
            <text:p text:style-name="P18">По форме обкладок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2">Плоские</text:p>
          </table:table-cell>
          <table:table-cell table:style-name="Таблица2.A2" office:value-type="string">
            <text:p text:style-name="P12">Сферические</text:p>
          </table:table-cell>
          <table:table-cell table:style-name="Таблица2.B2" table:number-columns-spanned="3" office:value-type="string">
            <text:p text:style-name="P12">Цилиндрические</text:p>
          </table:table-cell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2">3</text:p>
          </table:table-cell>
          <table:table-cell table:style-name="Таблица2.B2" table:number-columns-spanned="5" office:value-type="string">
            <text:p text:style-name="P18">По величине емкости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2">Постоянные</text:p>
          </table:table-cell>
          <table:table-cell table:style-name="Таблица2.B2" table:number-columns-spanned="4" office:value-type="string">
            <text:p text:style-name="P12">Переменные</text:p>
          </table:table-cell>
          <table:covered-table-cell/>
          <table:covered-table-cell/>
          <table:covered-table-cell/>
        </table:table-row>
      </table:table>
      <text:p text:style-name="P3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">Соединение</text:p>
          </table:table-cell>
          <table:table-cell table:style-name="Таблица3.B1" office:value-type="string">
            <text:p text:style-name="P7">Формула</text:p>
          </table:table-cell>
        </table:table-row>
        <table:table-row>
          <table:table-cell table:style-name="Таблица3.A2" office:value-type="string">
            <text:p text:style-name="P13"><draw:g text:anchor-type="paragraph" draw:z-index="36" draw:name="Фигура1" draw:style-name="gr1"><draw:line draw:style-name="gr2" draw:text-style-name="P43" svg:x1="0.812cm" svg:y1="1.077cm" svg:x2="0.812cm" svg:y2="1.879cm"><text:p/></draw:line><draw:line draw:style-name="gr2" draw:text-style-name="P43" svg:x1="1.012cm" svg:y1="1.077cm" svg:x2="1.012cm" svg:y2="1.879cm"><text:p/></draw:line><draw:line draw:style-name="gr2" draw:text-style-name="P43" svg:x1="0.508cm" svg:y1="1.478cm" svg:x2="0.808cm" svg:y2="1.478cm"><text:p/></draw:line><draw:line draw:style-name="gr2" draw:text-style-name="P43" svg:x1="1.012cm" svg:y1="1.478cm" svg:x2="1.813cm" svg:y2="1.478cm"><text:p/></draw:line><draw:frame draw:style-name="gr4" draw:text-style-name="P47" svg:width="0.655cm" svg:height="0.521cm" svg:x="0.612cm" svg:y="0.575cm"><draw:image xlink:href="Pictures/2000001600000293000002057CB71E93685157AC.svm" xlink:type="simple" xlink:show="embed" xlink:actuate="onLoad"><text:p/></draw:image></draw:frame><draw:line draw:style-name="gr2" draw:text-style-name="P43" svg:x1="1.813cm" svg:y1="1.078cm" svg:x2="1.813cm" svg:y2="1.88cm"><text:p/></draw:line><draw:line draw:style-name="gr2" draw:text-style-name="P43" svg:x1="2.009cm" svg:y1="1.078cm" svg:x2="2.009cm" svg:y2="1.88cm"><text:p/></draw:line><draw:line draw:style-name="gr2" draw:text-style-name="P43" svg:x1="2.009cm" svg:y1="1.479cm" svg:x2="2.309cm" svg:y2="1.479cm"><text:p/></draw:line><draw:frame draw:style-name="gr4" draw:text-style-name="P47" svg:width="0.653cm" svg:height="0.519cm" svg:x="1.614cm" svg:y="0.577cm"><draw:image xlink:href="Pictures/2000001600000293000002052308C92149CD4D66.svm" xlink:type="simple" xlink:show="embed" xlink:actuate="onLoad"><text:p/></draw:image></draw:frame><draw:custom-shape draw:style-name="gr10" draw:text-style-name="P43" svg:width="0.204cm" svg:height="0.202cm" svg:x="0.312cm" svg:y="1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3" svg:width="0.2cm" svg:height="0.202cm" svg:x="2.314cm" svg:y="1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43" svg:x1="0.311cm" svg:y1="1.277cm" svg:x2="0.511cm" svg:y2="1.679cm"><text:p/></draw:line><draw:line draw:style-name="gr2" draw:text-style-name="P43" svg:x1="2.313cm" svg:y1="1.277cm" svg:x2="2.513cm" svg:y2="1.679cm"><text:p/></draw:line></draw:g>Последовательное</text:p>
          </table:table-cell>
          <table:table-cell table:style-name="Таблица3.B2" office:value-type="string">
            <text:p text:style-name="P14"><draw:frame draw:style-name="fr1" draw:name="Объект34" text:anchor-type="as-char" svg:y="-0.377cm" svg:width="4.526cm" svg:height="0.517cm" draw:z-index="3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14"/>
            <text:p text:style-name="P10"><draw:frame draw:style-name="fr1" draw:name="Объект35" text:anchor-type="as-char" svg:y="-0.669cm" svg:width="3.05cm" svg:height="1.095cm" draw:z-index="39"><draw:object xlink:href="./Object 35" xlink:type="simple" xlink:show="embed" xlink:actuate="onLoad"/><draw:image xlink:href="./ObjectReplacements/Object 35" xlink:type="simple" xlink:show="embed" xlink:actuate="onLoad"/><svg:desc>формула</svg:desc></draw:frame><draw:frame draw:style-name="fr1" draw:name="Объект36" text:anchor-type="as-char" svg:y="-0.575cm" svg:width="2.332cm" svg:height="1.002cm" draw:z-index="40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3"><draw:g text:anchor-type="paragraph" draw:z-index="37" draw:name="Фигура2" draw:style-name="gr1"><draw:line draw:style-name="gr2" draw:text-style-name="P43" svg:x1="1.196cm" svg:y1="1.554cm" svg:x2="1.196cm" svg:y2="2.354cm"><text:p/></draw:line><draw:line draw:style-name="gr2" draw:text-style-name="P43" svg:x1="1.397cm" svg:y1="1.554cm" svg:x2="1.397cm" svg:y2="2.354cm"><text:p/></draw:line><draw:line draw:style-name="gr2" draw:text-style-name="P43" svg:x1="0.896cm" svg:y1="1.957cm" svg:x2="1.196cm" svg:y2="1.957cm"><text:p/></draw:line><draw:line draw:style-name="gr2" draw:text-style-name="P43" svg:x1="0.896cm" svg:y1="0.956cm" svg:x2="1.196cm" svg:y2="0.956cm"><text:p/></draw:line><draw:frame draw:style-name="gr4" draw:text-style-name="P44" svg:width="0.653cm" svg:height="0.516cm" svg:x="1.298cm" svg:y="1.942cm"><draw:image xlink:href="Pictures/2000001600000293000002057CB71E93685157AC.svm" xlink:type="simple" xlink:show="embed" xlink:actuate="onLoad"><text:p/></draw:image></draw:frame><draw:line draw:style-name="gr2" draw:text-style-name="P43" svg:x1="1.196cm" svg:y1="0.558cm" svg:x2="1.196cm" svg:y2="1.358cm"><text:p/></draw:line><draw:line draw:style-name="gr2" draw:text-style-name="P43" svg:x1="1.397cm" svg:y1="0.558cm" svg:x2="1.397cm" svg:y2="1.358cm"><text:p/></draw:line><draw:line draw:style-name="gr2" draw:text-style-name="P43" svg:x1="1.397cm" svg:y1="0.956cm" svg:x2="1.697cm" svg:y2="0.956cm"><text:p/></draw:line><draw:frame draw:style-name="gr4" draw:text-style-name="P44" svg:width="0.653cm" svg:height="0.516cm" svg:x="1.298cm" svg:y="0.559cm"><draw:image xlink:href="Pictures/2000001600000293000002052308C92149CD4D66.svm" xlink:type="simple" xlink:show="embed" xlink:actuate="onLoad"><text:p/></draw:image></draw:frame><draw:custom-shape draw:style-name="gr10" draw:text-style-name="P43" svg:width="0.2cm" svg:height="0.2cm" svg:x="0.499cm" svg:y="1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3" svg:width="0.2cm" svg:height="0.2cm" svg:x="1.899cm" svg:y="1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43" svg:x1="0.498cm" svg:y1="1.256cm" svg:x2="0.698cm" svg:y2="1.656cm"><text:p/></draw:line><draw:line draw:style-name="gr2" draw:text-style-name="P43" svg:x1="1.898cm" svg:y1="1.256cm" svg:x2="2.098cm" svg:y2="1.656cm"><text:p/></draw:line><draw:line draw:style-name="gr2" draw:text-style-name="P43" svg:x1="0.896cm" svg:y1="0.956cm" svg:x2="0.896cm" svg:y2="1.956cm"><text:p/></draw:line><draw:line draw:style-name="gr2" draw:text-style-name="P43" svg:x1="0.695cm" svg:y1="1.457cm" svg:x2="0.895cm" svg:y2="1.457cm"><text:p/></draw:line><draw:line draw:style-name="gr2" draw:text-style-name="P43" svg:x1="1.695cm" svg:y1="0.956cm" svg:x2="1.695cm" svg:y2="1.956cm"><text:p/></draw:line><draw:line draw:style-name="gr2" draw:text-style-name="P43" svg:x1="1.695cm" svg:y1="1.457cm" svg:x2="1.895cm" svg:y2="1.457cm"><text:p/></draw:line><draw:line draw:style-name="gr2" draw:text-style-name="P43" svg:x1="1.397cm" svg:y1="1.957cm" svg:x2="1.697cm" svg:y2="1.957cm"><text:p/></draw:line></draw:g>Параллельное</text:p>
          </table:table-cell>
          <table:table-cell table:style-name="Таблица3.B2" office:value-type="string">
            <text:p text:style-name="P9"><draw:frame draw:style-name="fr1" draw:name="Объект37" text:anchor-type="as-char" svg:y="-0.377cm" svg:width="4.526cm" svg:height="0.517cm" draw:z-index="41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  <text:p text:style-name="P9"/>
            <text:p text:style-name="P9"><draw:frame draw:style-name="fr1" draw:name="Объект38" text:anchor-type="as-char" svg:y="-0.377cm" svg:width="4.172cm" svg:height="0.517cm" draw:z-index="42"><draw:object xlink:href="./Object 38" xlink:type="simple" xlink:show="embed" xlink:actuate="onLoad"/><draw:image xlink:href="./ObjectReplacements/Object 38" xlink:type="simple" xlink:show="embed" xlink:actuate="onLoad"/><svg:desc>формула</svg:desc></draw:frame><draw:frame draw:style-name="fr1" draw:name="Объект39" text:anchor-type="as-char" svg:y="-0.377cm" svg:width="2.08cm" svg:height="0.517cm" draw:z-index="43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  <text:p text:style-name="P9"/>
            <text:p text:style-name="P9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5"><text:soft-page-break/>Формулы емкосте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Вид</text:p>
          </table:table-cell>
          <table:table-cell table:style-name="Таблица1.A1" office:value-type="string">
            <text:p text:style-name="P16">Емкость</text:p>
          </table:table-cell>
          <table:table-cell table:style-name="Таблица1.A1" office:value-type="string">
            <text:p text:style-name="P15">Вид</text:p>
          </table:table-cell>
          <table:table-cell table:style-name="Таблица1.D1" office:value-type="string">
            <text:p text:style-name="P6">Емкость</text:p>
          </table:table-cell>
        </table:table-row>
        <table:table-row>
          <table:table-cell table:style-name="Таблица1.A2" office:value-type="string">
            <text:p text:style-name="P11"><draw:g text:anchor-type="paragraph" draw:z-index="8" draw:name="Фигура1" draw:style-name="gr1"><draw:line draw:style-name="gr2" draw:text-style-name="P43" svg:x1="0.666cm" svg:y1="1.11cm" svg:x2="0.666cm" svg:y2="2.41cm"><text:p/></draw:line><draw:line draw:style-name="gr2" draw:text-style-name="P43" svg:x1="1.666cm" svg:y1="1.11cm" svg:x2="1.666cm" svg:y2="2.41cm"><text:p/></draw:line><draw:line draw:style-name="gr2" draw:text-style-name="P43" svg:x1="0.366cm" svg:y1="1.81cm" svg:x2="0.666cm" svg:y2="1.81cm"><text:p/></draw:line><draw:line draw:style-name="gr2" draw:text-style-name="P43" svg:x1="1.666cm" svg:y1="1.81cm" svg:x2="1.966cm" svg:y2="1.81cm"><text:p/></draw:line><draw:line draw:style-name="gr3" draw:text-style-name="P43" svg:x1="0.666cm" svg:y1="1.21cm" svg:x2="1.666cm" svg:y2="1.21cm"><text:p/></draw:line><draw:line draw:style-name="gr3" draw:text-style-name="P43" svg:x1="0.663cm" svg:y1="2.21cm" svg:x2="1.663cm" svg:y2="2.21cm"><text:p/></draw:line><draw:line draw:style-name="gr3" draw:text-style-name="P43" svg:x1="0.663cm" svg:y1="1.71cm" svg:x2="1.663cm" svg:y2="1.71cm"><text:p/></draw:line><draw:frame draw:style-name="gr4" draw:text-style-name="P44" svg:width="0.502cm" svg:height="0.468cm" svg:x="1.665cm" svg:y="1.243cm"><draw:image xlink:href="Pictures/2000000F000001F6000001D4F5BC1EBFCB28344C.svm" xlink:type="simple" xlink:show="embed" xlink:actuate="onLoad"><text:p/></draw:image></draw:frame><draw:frame draw:style-name="gr4" draw:text-style-name="P44" svg:width="0.548cm" svg:height="0.466cm" svg:x="0.166cm" svg:y="1.91cm"><draw:image xlink:href="Pictures/2000000F00000229000001D4F614B578AB07D5CE.svm" xlink:type="simple" xlink:show="embed" xlink:actuate="onLoad"><text:p/></draw:image></draw:frame><draw:custom-shape draw:style-name="gr5" draw:text-style-name="P45" svg:width="0.101cm" svg:height="0.1cm" svg:x="0.616cm" svg:y="2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5" svg:width="0.1cm" svg:height="0.101cm" svg:x="1.618cm" svg:y="1.4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4" svg:width="0.747cm" svg:height="0.267cm" svg:x="0.221cm" svg:y="0.843cm"><draw:image xlink:href="Pictures/20000016000002EE0000010F4E58CEDBBD10D421.svm" xlink:type="simple" xlink:show="embed" xlink:actuate="onLoad"><text:p/></draw:image></draw:frame><draw:frame draw:style-name="gr4" draw:text-style-name="P44" svg:width="0.828cm" svg:height="0.255cm" svg:x="1.321cm" svg:y="0.845cm"><draw:image xlink:href="Pictures/2000001600000339000000FAA5FE1F65BAC93E65.svm" xlink:type="simple" xlink:show="embed" xlink:actuate="onLoad"><text:p/></draw:image></draw:frame><draw:line draw:style-name="gr6" draw:text-style-name="P43" svg:x1="0.666cm" svg:y1="2.609cm" svg:x2="1.666cm" svg:y2="2.609cm"><text:p/></draw:line><draw:frame draw:style-name="gr4" draw:text-style-name="P44" svg:width="0.472cm" svg:height="0.466cm" svg:x="0.894cm" svg:y="2.644cm"><draw:image xlink:href="Pictures/2000000F000001DD000001D4BD3ED493D2A0AA7B.svm" xlink:type="simple" xlink:show="embed" xlink:actuate="onLoad"><text:p/></draw:image></draw:frame></draw:g><text:span text:style-name="T18">П</text:span>лоский</text:p>
          </table:table-cell>
          <table:table-cell table:style-name="Таблица1.A2" office:value-type="string">
            <text:p text:style-name="P3">Поверхностная плотность заряда<draw:frame draw:style-name="fr1" draw:name="Объект9" text:anchor-type="as-char" svg:y="-0.619cm" svg:width="1.185cm" svg:height="0.998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text:p text:style-name="P3">Энергия <text:span text:style-name="T17">одной пластины </text:span><text:span text:style-name="T17"><draw:frame draw:style-name="fr1" draw:name="Объект10" text:anchor-type="as-char" svg:y="-0.402cm" svg:width="2.101cm" svg:height="0.78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      <text:p text:style-name="P4">Рассмотрим точки В и <text:span text:style-name="T13">D: </text:span><text:span text:style-name="T13"><draw:frame draw:style-name="fr1" draw:name="Объект11" text:anchor-type="as-char" svg:y="-0.377cm" svg:width="3.152cm" svg:height="0.53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      <text:p text:style-name="P8"><draw:frame draw:style-name="fr1" draw:name="Объект12" text:anchor-type="as-char" svg:y="-0.669cm" svg:width="7.863cm" svg:height="1.36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5">Сферический</text:p>
          </table:table-cell>
          <table:table-cell table:style-name="Таблица1.D2" office:value-type="string">
            <text:p text:style-name="P3"><draw:g text:anchor-type="paragraph" draw:z-index="13" draw:name="Фигура2" draw:style-name="gr1"><draw:frame draw:style-name="gr4" draw:text-style-name="P44" svg:width="0.627cm" svg:height="0.516cm" svg:x="-1.729cm" svg:y="1.684cm"><draw:image xlink:href="Pictures/200000160000027D00000205915DDAC457C3B80E.svm" xlink:type="simple" xlink:show="embed" xlink:actuate="onLoad"><text:p/></draw:image></draw:frame><draw:frame draw:style-name="gr4" draw:text-style-name="P44" svg:width="0.466cm" svg:height="0.239cm" svg:x="-1.948cm" svg:y="0.684cm"><draw:image xlink:href="Pictures/2000000F000001D5000000F3DDB40FD6CAF7E486.svm" xlink:type="simple" xlink:show="embed" xlink:actuate="onLoad"><text:p/></draw:image></draw:frame><draw:custom-shape draw:style-name="gr7" draw:text-style-name="P43" svg:width="2.301cm" svg:height="2.301cm" svg:x="-2.782cm" svg:y="0.9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43" svg:width="1.1cm" svg:height="1.1cm" svg:x="-2.182cm" svg:y="1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4" svg:width="0.546cm" svg:height="0.064cm" svg:x="-1.946cm" svg:y="1.384cm"><draw:image xlink:href="Pictures/2000000F00000220000000413BF1E5196DA71F9D.svm" xlink:type="simple" xlink:show="embed" xlink:actuate="onLoad"><text:p/></draw:image></draw:frame><draw:line draw:style-name="gr2" draw:text-style-name="P43" svg:x1="-1.682cm" svg:y1="2.184cm" svg:x2="-1.582cm" svg:y2="1.584cm"><text:p/></draw:line><draw:line draw:style-name="gr2" draw:text-style-name="P43" svg:x1="-1.682cm" svg:y1="2.184cm" svg:x2="-2.682cm" svg:y2="1.584cm"><text:p/></draw:line><draw:frame draw:style-name="gr4" draw:text-style-name="P44" svg:width="0.629cm" svg:height="0.516cm" svg:x="-2.729cm" svg:y="1.785cm"><draw:image xlink:href="Pictures/200000160000027D00000205CEE20D76765FA2C4.svm" xlink:type="simple" xlink:show="embed" xlink:actuate="onLoad"><text:p/></draw:image></draw:frame></draw:g><draw:frame draw:style-name="fr1" draw:name="Объект13" text:anchor-type="as-char" svg:y="-0.619cm" svg:width="3.461cm" svg:height="1.04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3"><draw:frame draw:style-name="fr1" draw:name="Объект14" text:anchor-type="as-char" svg:y="-0.619cm" svg:width="4.3cm" svg:height="1.53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text:p text:style-name="P3"><draw:frame draw:style-name="fr1" draw:name="Объект15" text:anchor-type="as-char" svg:y="-0.669cm" svg:width="3.436cm" svg:height="1.095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</table:table>
      <text:p text:style-name="P32"/>
      <text:p text:style-name="P35"><draw:g text:anchor-type="paragraph" draw:z-index="21" draw:name="Фигура3" draw:style-name="gr1"><draw:line draw:style-name="gr2" draw:text-style-name="P43" svg:x1="18.138cm" svg:y1="0.865cm" svg:x2="18.138cm" svg:y2="2.165cm"><text:p/></draw:line><draw:line draw:style-name="gr2" draw:text-style-name="P43" svg:x1="19.139cm" svg:y1="0.865cm" svg:x2="19.139cm" svg:y2="2.165cm"><text:p/></draw:line><draw:line draw:style-name="gr2" draw:text-style-name="P43" svg:x1="17.839cm" svg:y1="1.565cm" svg:x2="18.139cm" svg:y2="1.565cm"><text:p/></draw:line><draw:line draw:style-name="gr2" draw:text-style-name="P43" svg:x1="19.139cm" svg:y1="1.565cm" svg:x2="19.439cm" svg:y2="1.565cm"><text:p/></draw:line><draw:line draw:style-name="gr3" draw:text-style-name="P43" svg:x1="18.138cm" svg:y1="0.965cm" svg:x2="19.138cm" svg:y2="0.965cm"><text:p/></draw:line><draw:line draw:style-name="gr3" draw:text-style-name="P43" svg:x1="18.136cm" svg:y1="1.965cm" svg:x2="19.136cm" svg:y2="1.965cm"><text:p/></draw:line><draw:line draw:style-name="gr3" draw:text-style-name="P43" svg:x1="18.136cm" svg:y1="1.465cm" svg:x2="19.136cm" svg:y2="1.465cm"><text:p/></draw:line><draw:line draw:style-name="gr6" draw:text-style-name="P43" svg:x1="18.138cm" svg:y1="2.364cm" svg:x2="19.138cm" svg:y2="2.364cm"><text:p/></draw:line><draw:frame draw:style-name="gr9" draw:text-style-name="P46" svg:width="0.473cm" svg:height="0.466cm" svg:x="18.367cm" svg:y="2.399cm"><draw:image xlink:href="Pictures/2000000F000001DD000001D4BD3ED493D2A0AA7B.svm" xlink:type="simple" xlink:show="embed" xlink:actuate="onLoad"><text:p/></draw:image></draw:frame><draw:frame draw:style-name="gr4" draw:text-style-name="P44" svg:width="0.514cm" svg:height="0.526cm" svg:x="18.372cm" svg:y="0.448cm"><draw:image xlink:href="Pictures/200000180000020800000209CF60B042483BAA1F.svm" xlink:type="simple" xlink:show="embed" xlink:actuate="onLoad"><text:p/></draw:image></draw:frame><draw:frame draw:style-name="gr4" draw:text-style-name="P44" svg:width="0.699cm" svg:height="0.466cm" svg:x="17.485cm" svg:y="0.974cm"><draw:image xlink:href="Pictures/20000016000002BF000001D463CD33C469FBE978.svm" xlink:type="simple" xlink:show="embed" xlink:actuate="onLoad"><text:p/></draw:image></draw:frame><draw:frame draw:style-name="gr4" draw:text-style-name="P44" svg:width="0.78cm" svg:height="0.466cm" svg:x="19.087cm" svg:y="0.974cm"><draw:image xlink:href="Pictures/200000160000030A000001D44A155E5A9F47FCFE.svm" xlink:type="simple" xlink:show="embed" xlink:actuate="onLoad"><text:p/></draw:image></draw:frame></draw:g>Энергия плоского конденсатора</text:p>
      <text:p text:style-name="P26">Рассмотрим плоский конденсатор. Напряженность поля, созданного зарядом одной из пластин равна<draw:frame draw:style-name="fr1" draw:name="Объект16" text:anchor-type="as-char" svg:y="-0.453cm" svg:width="0.469cm" svg:height="0.635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, где <draw:frame draw:style-name="fr1" draw:name="Объект17" text:anchor-type="as-char" svg:y="-0.377cm" svg:width="0.52cm" svg:height="0.467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- напряженность<text:note text:id="ftn2" text:note-class="footnote"><text:note-citation>2</text:note-citation><text:note-body><text:p text:style-name="P2"><text:span text:style-name="T25">Напряженность</text:span> — <text:span text:style-name="T25">силовая характеристика электрического поля.</text:span></text:p></text:note-body></text:note> поля в конденсаторе. В однородном поле находится заряд<draw:frame draw:style-name="fr1" draw:name="Объект18" text:anchor-type="as-char" svg:y="-0.377cm" svg:width="0.434cm" svg:height="0.467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<text:p text:style-name="P26">Тогда по формуле потенциальной энергии в однородном поле энергия конденсатора<draw:frame draw:style-name="fr1" draw:name="Объект19" text:anchor-type="as-char" svg:y="-0.619cm" svg:width="2.143cm" svg:height="0.95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<text:p text:style-name="P26"><draw:frame draw:style-name="fr1" draw:name="Объект20" text:anchor-type="as-char" svg:y="-0.653cm" svg:width="6.325cm" svg:height="1.034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36">Энергия произвольного конденсатора</text:p>
      <text:p text:style-name="P27">Будем постепенно заряжать конденсатор переносами малого заряда<draw:frame draw:style-name="fr1" draw:name="Объект21" text:anchor-type="as-char" svg:y="-0.377cm" svg:width="1.007cm" svg:height="0.467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3">c </text:span>одной пластины на другую.</text:p>
      <text:p text:style-name="P27">Конденсатор будет заряжаться, электрическое поле внутри него будет совершать работу.</text:p>
      <text:p text:style-name="P27">Так как порция заряда мала, можно считать, что напряжение во время переноса не изменяется.</text:p>
      <text:p text:style-name="P27">Тогда работа<draw:frame draw:style-name="fr1" draw:name="Объект22" text:anchor-type="as-char" svg:y="-0.575cm" svg:width="4.129cm" svg:height="0.953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. Изменение энергии конденсатора<draw:frame draw:style-name="fr1" draw:name="Объект23" text:anchor-type="as-char" svg:y="-0.575cm" svg:width="3.761cm" svg:height="0.953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28">Суммарная энергия конденсатора равна<draw:frame draw:style-name="fr1" draw:name="Объект24" text:anchor-type="as-char" svg:y="-0.653cm" svg:width="5.061cm" svg:height="1.034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39">Энергия заряженного проводника</text:p>
      <text:p text:style-name="P28">Будем аналогично заряжать проводник, перемещая к нему из бесконечности электрический заряд малыми порциями<draw:frame draw:style-name="fr1" draw:name="Объект25" text:anchor-type="as-char" svg:y="-0.377cm" svg:width="0.663cm" svg:height="0.467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<text:p text:style-name="P28"><draw:frame draw:style-name="fr1" draw:name="Объект26" text:anchor-type="as-char" svg:y="-0.386cm" svg:width="3.043cm" svg:height="0.508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, где<draw:frame draw:style-name="fr1" draw:name="Объект27" text:anchor-type="as-char" svg:y="-0.213cm" svg:width="0.513cm" svg:height="0.319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13">- </text:span>потенциал проводника с зарядом<draw:frame draw:style-name="fr1" draw:name="Объект28" text:anchor-type="as-char" svg:y="-0.377cm" svg:width="0.434cm" svg:height="0.467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. Пусть<draw:frame draw:style-name="fr1" draw:name="Объект29" text:anchor-type="as-char" svg:y="-0.377cm" svg:width="1.212cm" svg:height="0.47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<text:p text:style-name="P28">Тогда <draw:frame draw:style-name="fr1" draw:name="Объект30" text:anchor-type="as-char" svg:y="-0.619cm" svg:width="3.704cm" svg:height="0.998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<text:p text:style-name="P28">Суммарная энергия <text:span text:style-name="T26">проводника</text:span> равна<draw:frame draw:style-name="fr1" draw:name="Объект31" text:anchor-type="as-char" svg:y="-0.669cm" svg:width="7.317cm" svg:height="1.05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40">Энергия электрического поля <text:span text:style-name="T16">(</text:span><text:span text:style-name="T29">системы зарядов) </text:span></text:p>
      <text:p text:style-name="P29">Вся энергия заряженных тел сконцентрирована в электрическом поле этих тел.</text:p>
      <text:p text:style-name="P29">Подставим в формулу энергии конденсатора значение емкости конденсатора:</text:p>
      <text:p text:style-name="P29"><draw:frame draw:style-name="fr1" draw:name="Объект32" text:anchor-type="as-char" svg:y="-0.7cm" svg:width="8.931cm" svg:height="1.08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9">Разделим формулу энергии на объем, занятый полем, и получим энергию, приходящуюся на единичный объем, то есть <text:span text:style-name="T21">плотность энергии</text:span>.</text:p>
      <text:p text:style-name="P29"><draw:frame draw:style-name="fr1" draw:name="Объект33" text:anchor-type="as-char" svg:y="-0.7cm" svg:width="2.235cm" svg:height="1.034cm" draw:z-index="35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14">- </text:span><text:span text:style-name="T27">данное выражение не зависит от формы конденсатора, справедливо для любого поля любого конденсат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WW8Num3z0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96cm" fo:margin-bottom="0.706cm" fo:margin-left="0.684cm" fo:margin-right="0.62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7:25:22.853000000</meta:creation-date>
    <dc:date>2018-06-06T12:35:18.574000000</dc:date>
    <meta:editing-duration>PT3H1M</meta:editing-duration>
    <meta:editing-cycles>17</meta:editing-cycles>
    <meta:generator>LibreOffice/5.3.4.2$Windows_X86_64 LibreOffice_project/f82d347ccc0be322489bf7da61d7e4ad13fe2ff3</meta:generator>
    <meta:document-statistic meta:table-count="3" meta:image-count="0" meta:object-count="39" meta:page-count="2" meta:paragraph-count="77" meta:word-count="432" meta:character-count="3492" meta:non-whitespace-character-count="3111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sub>
        <mi>W</mi>
        <mn>0</mn>
      </msub>
      <mo stretchy="false">=</mo>
      <mfrac>
        <mi mathvariant="normal">σ</mi>
        <mrow>
          <mn>2</mn>
          <mi>ε</mi>
          <msub>
            <mi>ε</mi>
            <mn>0</mn>
          </msub>
        </mrow>
      </mfrac>
    </mrow>
    <annotation encoding="StarMath 5.0">W_0 = %sigma over{ 2%ivarepsilon %ivarepsilon_0 }</annotation>
  </semantics>
</math>
</file>

<file path=Object 11/content.xml><?xml version="1.0" encoding="utf-8"?>
<math xmlns="http://www.w3.org/1998/Math/MathML" display="block">
  <semantics>
    <mrow>
      <mrow>
        <mi>U</mi>
        <mo stretchy="false">=</mo>
        <mstyle mathsize="8pt">
          <mi mathvariant="normal">Δ</mi>
        </mstyle>
      </mrow>
      <mrow>
        <mi>φ</mi>
        <mo stretchy="false">=</mo>
        <mrow>
          <msub>
            <mi>φ</mi>
            <mi>D</mi>
          </msub>
          <mo stretchy="false">−</mo>
          <msub>
            <mi>φ</mi>
            <mi>B</mi>
          </msub>
        </mrow>
      </mrow>
    </mrow>
    <annotation encoding="StarMath 5.0">U=size 8{ %DELTA }%ivarphi = %ivarphi_D - %ivarphi_B</annotation>
  </semantics>
</math>
</file>

<file path=Object 12/content.xml><?xml version="1.0" encoding="utf-8"?>
<math xmlns="http://www.w3.org/1998/Math/MathML" display="block">
  <semantics>
    <mrow>
      <mi>C</mi>
      <mo stretchy="false">=</mo>
      <mfrac>
        <mi>q</mi>
        <mi>U</mi>
      </mfrac>
      <mo stretchy="false">=</mo>
      <mfrac>
        <mi>q</mi>
        <mrow>
          <msub>
            <mi>φ</mi>
            <mi>D</mi>
          </msub>
          <mo stretchy="false">−</mo>
          <msub>
            <mi>φ</mi>
            <mi>B</mi>
          </msub>
        </mrow>
      </mfrac>
      <mo stretchy="false">=</mo>
      <mfrac>
        <mrow>
          <mi mathvariant="normal">σ</mi>
          <mi>S</mi>
        </mrow>
        <mrow>
          <mi>d</mi>
          <mi>W</mi>
        </mrow>
      </mfrac>
      <mo stretchy="false">=</mo>
      <mfrac>
        <mrow>
          <mi mathvariant="normal">σ</mi>
          <mi>S</mi>
        </mrow>
        <mrow>
          <mi>d</mi>
          <mo stretchy="false">⋅</mo>
          <mn>2</mn>
          <mo stretchy="false">⋅</mo>
          <mfrac>
            <mi mathvariant="normal">σ</mi>
            <mrow>
              <mn>2</mn>
              <mi>ε</mi>
              <msub>
                <mi>ε</mi>
                <mn>0</mn>
              </msub>
            </mrow>
          </mfrac>
        </mrow>
      </mfrac>
      <mo stretchy="false">=</mo>
      <mfrac>
        <mrow>
          <mi>ε</mi>
          <msub>
            <mi>ε</mi>
            <mn>0</mn>
          </msub>
          <mi>S</mi>
        </mrow>
        <mi>d</mi>
      </mfrac>
    </mrow>
    <annotation encoding="StarMath 5.0">C = {q } over U = q over{  %ivarphi_D - %ivarphi_B } = { %sigma S }over {d W} =  { %sigma S }over {d cdot 2 cdot {%sigma over {2%ivarepsilon%ivarepsilon_0 }}} = { %ivarepsilon %ivarepsilon_0 S } over d</annotation>
  </semantics>
</math>
</file>

<file path=Object 13/content.xml><?xml version="1.0" encoding="utf-8"?>
<math xmlns="http://www.w3.org/1998/Math/MathML" display="block">
  <semantics>
    <mrow>
      <mrow>
        <msub>
          <mi>φ</mi>
          <mn>1</mn>
        </msub>
        <mo stretchy="false">=</mo>
        <mfrac>
          <mrow>
            <mi>k</mi>
            <mi>q</mi>
          </mrow>
          <msub>
            <mi>R</mi>
            <mn>1</mn>
          </msub>
        </mfrac>
      </mrow>
      <mi>;</mi>
      <mspace width="2em"/>
      <mrow>
        <msub>
          <mi>φ</mi>
          <mn>2</mn>
        </msub>
        <mo stretchy="false">=</mo>
        <mfrac>
          <mrow>
            <mi>k</mi>
            <mi>q</mi>
          </mrow>
          <msub>
            <mi>R</mi>
            <mn>2</mn>
          </msub>
        </mfrac>
      </mrow>
    </mrow>
    <annotation encoding="StarMath 5.0">%ivarphi_1 = {k q }over R_1; ~%ivarphi_2 = {k q }over R_2</annotation>
  </semantics>
</math>
</file>

<file path=Object 14/content.xml><?xml version="1.0" encoding="utf-8"?>
<math xmlns="http://www.w3.org/1998/Math/MathML" display="block">
  <semantics>
    <mrow>
      <mfrac>
        <mi>q</mi>
        <mrow>
          <msub>
            <mi>φ</mi>
            <mn>1</mn>
          </msub>
          <mo stretchy="false">−</mo>
          <msub>
            <mi>φ</mi>
            <mn>2</mn>
          </msub>
        </mrow>
      </mfrac>
      <mo stretchy="false">=</mo>
      <mfrac>
        <mi>q</mi>
        <mrow>
          <mi>k</mi>
          <mrow>
            <mi>q</mi>
            <mo stretchy="false">⋅</mo>
            <mrow>
              <mo fence="true" stretchy="false">(</mo>
              <mrow>
                <mrow>
                  <mfrac>
                    <mn>1</mn>
                    <msub>
                      <mi>R</mi>
                      <mn>1</mn>
                    </msub>
                  </mfrac>
                  <mo stretchy="false">−</mo>
                  <mfrac>
                    <mn>1</mn>
                    <msub>
                      <mi>R</mi>
                      <mn>2</mn>
                    </msub>
                  </mfrac>
                </mrow>
              </mrow>
              <mo fence="true" stretchy="false">)</mo>
            </mrow>
          </mrow>
        </mrow>
      </mfrac>
    </mrow>
    <annotation encoding="StarMath 5.0">q over{  %ivarphi_1 - %ivarphi_2 } = { q }over {k q cdot (1 over R_1 - 1 over R_2)} </annotation>
  </semantics>
</math>
</file>

<file path=Object 15/content.xml><?xml version="1.0" encoding="utf-8"?>
<math xmlns="http://www.w3.org/1998/Math/MathML" display="block">
  <semantics>
    <mrow>
      <mrow>
        <mi>C</mi>
        <mo stretchy="false">=</mo>
        <mn>4</mn>
      </mrow>
      <mi mathvariant="normal">π</mi>
      <mi>ε</mi>
      <msub>
        <mi>ε</mi>
        <mn>0</mn>
      </msub>
      <mfrac>
        <mrow>
          <msub>
            <mi>R</mi>
            <mn>1</mn>
          </msub>
          <msub>
            <mi>R</mi>
            <mn>2</mn>
          </msub>
        </mrow>
        <mrow>
          <msub>
            <mi>R</mi>
            <mn>2</mn>
          </msub>
          <mo stretchy="false">−</mo>
          <msub>
            <mi>R</mi>
            <mn>1</mn>
          </msub>
        </mrow>
      </mfrac>
    </mrow>
    <annotation encoding="StarMath 5.0">C = 4 %pi %ivarepsilon%ivarepsilon_0 { R_1 R_2 }over { R_2 - R_1 }</annotation>
  </semantics>
</math>
</file>

<file path=Object 16/content.xml><?xml version="1.0" encoding="utf-8"?>
<math xmlns="http://www.w3.org/1998/Math/MathML" display="block">
  <semantics>
    <mstyle mathsize="8pt">
      <mfrac>
        <mi>E</mi>
        <mn>2</mn>
      </mfrac>
    </mstyle>
    <annotation encoding="StarMath 5.0">size 8{E over 2}</annotation>
  </semantics>
</math>
</file>

<file path=Object 17/content.xml><?xml version="1.0" encoding="utf-8"?>
<math xmlns="http://www.w3.org/1998/Math/MathML" display="block">
  <semantics>
    <mi>E</mi>
    <annotation encoding="StarMath 5.0">E</annotation>
  </semantics>
</math>
</file>

<file path=Object 18/content.xml><?xml version="1.0" encoding="utf-8"?>
<math xmlns="http://www.w3.org/1998/Math/MathML" display="block">
  <semantics>
    <mi>q</mi>
    <annotation encoding="StarMath 5.0">q</annotation>
  </semantics>
</math>
</file>

<file path=Object 19/content.xml><?xml version="1.0" encoding="utf-8"?>
<math xmlns="http://www.w3.org/1998/Math/MathML" display="block">
  <semantics>
    <mrow>
      <mrow>
        <msub>
          <mi>W</mi>
          <mi>p</mi>
        </msub>
        <mo stretchy="false">=</mo>
        <mi>q</mi>
      </mrow>
      <mfrac>
        <mi>E</mi>
        <mn>2</mn>
      </mfrac>
      <mi>d</mi>
    </mrow>
    <annotation encoding="StarMath 5.0">W_p =  q { E }over 2 d  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20/content.xml><?xml version="1.0" encoding="utf-8"?>
<math xmlns="http://www.w3.org/1998/Math/MathML" display="block">
  <semantics>
    <mrow>
      <mi>E</mi>
      <mrow>
        <mi>d</mi>
        <mo stretchy="false">=</mo>
        <mi>U</mi>
      </mrow>
      <mspace width="2em"/>
      <mo stretchy="false">⇒</mo>
      <mspace width="2em"/>
      <mrow>
        <msub>
          <mi>W</mi>
          <mi>p</mi>
        </msub>
        <mo stretchy="false">=</mo>
        <mfrac>
          <mrow>
            <mi>q</mi>
            <mi>U</mi>
          </mrow>
          <mn>2</mn>
        </mfrac>
        <mo stretchy="false">=</mo>
        <mfrac>
          <msup>
            <mi mathvariant="italic">CU</mi>
            <mn>2</mn>
          </msup>
          <mn>2</mn>
        </mfrac>
        <mo stretchy="false">=</mo>
        <mfrac>
          <msup>
            <mi>q</mi>
            <mn>2</mn>
          </msup>
          <mrow>
            <mn>2</mn>
            <mi>C</mi>
          </mrow>
        </mfrac>
      </mrow>
    </mrow>
    <annotation encoding="StarMath 5.0">E d = U~drarrow~W_p = { q U }over 2 ={ CU^2 }over 2 = q^2 over{ 2 C }</annotation>
  </semantics>
</math>
</file>

<file path=Object 21/content.xml><?xml version="1.0" encoding="utf-8"?>
<math xmlns="http://www.w3.org/1998/Math/MathML" display="block">
  <semantics>
    <mrow>
      <mrow>
        <mo stretchy="false">−</mo>
        <mstyle mathsize="8pt">
          <mi mathvariant="normal">Δ</mi>
        </mstyle>
      </mrow>
      <mi>q</mi>
    </mrow>
    <annotation encoding="StarMath 5.0">-size 8{ %DELTA }q</annotation>
  </semantics>
</math>
</file>

<file path=Object 22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o stretchy="false">−</mo>
          <mstyle mathsize="8pt">
            <mi mathvariant="normal">Δ</mi>
          </mstyle>
        </mrow>
      </mrow>
      <mi>q</mi>
      <mrow>
        <mi>U</mi>
        <mo stretchy="false">=</mo>
        <mrow>
          <mo stretchy="false">−</mo>
          <mfrac>
            <mn>1</mn>
            <mi>C</mi>
          </mfrac>
        </mrow>
      </mrow>
      <mi>q</mi>
      <mstyle mathsize="8pt">
        <mi mathvariant="normal">Δ</mi>
      </mstyle>
      <mi>q</mi>
    </mrow>
    <annotation encoding="StarMath 5.0">size 8{ %DELTA}A = -size 8{ %DELTA }q U = - {1 over C} q size 8{ %DELTA }q</annotation>
  </semantics>
</math>
</file>

<file path=Object 23/content.xml><?xml version="1.0" encoding="utf-8"?>
<math xmlns="http://www.w3.org/1998/Math/MathML" display="block">
  <semantics>
    <mrow>
      <mstyle mathsize="8pt">
        <mi mathvariant="normal">Δ</mi>
      </mstyle>
      <mrow>
        <msub>
          <mi>W</mi>
          <mi>p</mi>
        </msub>
        <mo stretchy="false">=</mo>
        <mrow>
          <mo stretchy="false">−</mo>
          <mstyle mathsize="8pt">
            <mi mathvariant="normal">Δ</mi>
          </mstyle>
        </mrow>
      </mrow>
      <mrow>
        <mi>A</mi>
        <mo stretchy="false">=</mo>
        <mfrac>
          <mn>1</mn>
          <mi>C</mi>
        </mfrac>
      </mrow>
      <mi>q</mi>
      <mstyle mathsize="8pt">
        <mi mathvariant="normal">Δ</mi>
      </mstyle>
      <mi>q</mi>
    </mrow>
    <annotation encoding="StarMath 5.0">size 8{ %DELTA }W_p = -size 8{ %DELTA }A = { 1 over C }q size 8{ %DELTA }q</annotation>
  </semantics>
</math>
</file>

<file path=Object 24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∫</mo>
          <mfrac>
            <mn>1</mn>
            <mi>C</mi>
          </mfrac>
        </mrow>
      </mrow>
      <mi>q</mi>
      <mrow>
        <mi mathvariant="italic">dq</mi>
        <mo stretchy="false">=</mo>
        <mrow>
          <mfrac>
            <mn>1</mn>
            <mi>C</mi>
          </mfrac>
          <mo stretchy="false">⋅</mo>
          <mfrac>
            <msup>
              <mi>q</mi>
              <mn>2</mn>
            </msup>
            <mn>2</mn>
          </mfrac>
        </mrow>
        <mo stretchy="false">=</mo>
        <mfrac>
          <msup>
            <mi>q</mi>
            <mn>2</mn>
          </msup>
          <mrow>
            <mn>2</mn>
            <mi>C</mi>
          </mrow>
        </mfrac>
      </mrow>
    </mrow>
    <annotation encoding="StarMath 5.0"> W_p  = int { 1 over C }q dq = {1 over C} cdot {q^2 over 2} =q^2 over { 2 C } </annotation>
  </semantics>
</math>
</file>

<file path=Object 25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6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style mathsize="8pt">
          <mi mathvariant="normal">Δ</mi>
        </mstyle>
      </mrow>
      <mi>q</mi>
      <mrow>
        <mo fence="true" stretchy="false">(</mo>
        <mrow>
          <mrow>
            <msub>
              <mi>φ</mi>
              <mi mathvariant="normal">∞</mi>
            </msub>
            <mo stretchy="false">−</mo>
            <mi>φ</mi>
          </mrow>
        </mrow>
        <mo fence="true" stretchy="false">)</mo>
      </mrow>
    </mrow>
    <annotation encoding="StarMath 5.0">size 8{ %DELTA}A = size 8{ %DELTA }q (%ivarphi_infinity - %ivarphi)</annotation>
  </semantics>
</math>
</file>

<file path=Object 27/content.xml><?xml version="1.0" encoding="utf-8"?>
<math xmlns="http://www.w3.org/1998/Math/MathML" display="block">
  <semantics>
    <mi>φ</mi>
    <annotation encoding="StarMath 5.0">%ivarphi</annotation>
  </semantics>
</math>
</file>

<file path=Object 28/content.xml><?xml version="1.0" encoding="utf-8"?>
<math xmlns="http://www.w3.org/1998/Math/MathML" display="block">
  <semantics>
    <mi>q</mi>
    <annotation encoding="StarMath 5.0">q</annotation>
  </semantics>
</math>
</file>

<file path=Object 29/content.xml><?xml version="1.0" encoding="utf-8"?>
<math xmlns="http://www.w3.org/1998/Math/MathML" display="block">
  <semantics>
    <mrow>
      <msub>
        <mi>q</mi>
        <mi mathvariant="normal">∞</mi>
      </msub>
      <mo stretchy="false">=</mo>
      <mn>0</mn>
    </mrow>
    <annotation encoding="StarMath 5.0">q_infinity = 0</annotation>
  </semantics>
</math>
</file>

<file path=Object 3/content.xml><?xml version="1.0" encoding="utf-8"?>
<math xmlns="http://www.w3.org/1998/Math/MathML" display="block">
  <semantics>
    <mi>φ</mi>
    <annotation encoding="StarMath 5.0">%ivarphi</annotation>
  </semantics>
</math>
</file>

<file path=Object 30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o stretchy="false">−</mo>
          <mstyle mathsize="8pt">
            <mi mathvariant="normal">Δ</mi>
          </mstyle>
        </mrow>
      </mrow>
      <mi>q</mi>
      <mrow>
        <mi>φ</mi>
        <mo stretchy="false">=</mo>
        <mrow>
          <mo stretchy="false">−</mo>
          <mfrac>
            <mrow>
              <mi>q</mi>
              <mstyle mathsize="8pt">
                <mi mathvariant="normal">Δ</mi>
              </mstyle>
              <mi>q</mi>
            </mrow>
            <mi>C</mi>
          </mfrac>
        </mrow>
      </mrow>
    </mrow>
    <annotation encoding="StarMath 5.0">size 8{ %DELTA}A = -size 8{ %DELTA }q%ivarphi = -{ {q size 8{ %DELTA}q }over C}</annotation>
  </semantics>
</math>
</file>

<file path=Object 31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∫</mo>
          <mfrac>
            <mn>1</mn>
            <mi>C</mi>
          </mfrac>
        </mrow>
      </mrow>
      <mi>q</mi>
      <mrow>
        <mi mathvariant="italic">dq</mi>
        <mo stretchy="false">=</mo>
        <mrow>
          <mfrac>
            <mn>1</mn>
            <mi>C</mi>
          </mfrac>
          <mo stretchy="false">⋅</mo>
          <mfrac>
            <msup>
              <mi>q</mi>
              <mn>2</mn>
            </msup>
            <mn>2</mn>
          </mfrac>
        </mrow>
        <mo stretchy="false">=</mo>
        <mfrac>
          <msup>
            <mi>q</mi>
            <mn>2</mn>
          </msup>
          <mrow>
            <mn>2</mn>
            <mi>C</mi>
          </mrow>
        </mfrac>
        <mo stretchy="false">=</mo>
        <mfrac>
          <mrow>
            <mi>q</mi>
            <mi>φ</mi>
          </mrow>
          <mn>2</mn>
        </mfrac>
        <mo stretchy="false">=</mo>
        <mfrac>
          <mrow>
            <mi>C</mi>
            <msup>
              <mi>φ</mi>
              <mn>2</mn>
            </msup>
          </mrow>
          <mn>2</mn>
        </mfrac>
      </mrow>
    </mrow>
    <annotation encoding="StarMath 5.0"> W_p  = int { 1 over C }q dq = {1 over C} cdot {q^2 over 2} =q^2 over { 2 C } ={ q %ivarphi }over 2 = { C %ivarphi^2 }over 2</annotation>
  </semantics>
</math>
</file>

<file path=Object 32/content.xml><?xml version="1.0" encoding="utf-8"?>
<math xmlns="http://www.w3.org/1998/Math/MathML" display="block">
  <semantics>
    <mrow>
      <msub>
        <mi>W</mi>
        <mi>p</mi>
      </msub>
      <mo stretchy="false">=</mo>
      <mfrac>
        <mrow>
          <mi>C</mi>
          <msup>
            <mi>U</mi>
            <mn>2</mn>
          </msup>
        </mrow>
        <mn>2</mn>
      </mfrac>
      <mo stretchy="false">=</mo>
      <mrow>
        <mfrac>
          <mrow>
            <msub>
              <mi>ε</mi>
              <mn>0</mn>
            </msub>
            <mi>ε</mi>
            <mi>S</mi>
          </mrow>
          <mi>d</mi>
        </mfrac>
        <mo stretchy="false">⋅</mo>
        <mfrac>
          <mrow>
            <msup>
              <mi>E</mi>
              <mn>2</mn>
            </msup>
            <msup>
              <mi>d</mi>
              <mn>2</mn>
            </msup>
          </mrow>
          <mn>2</mn>
        </mfrac>
      </mrow>
      <mo stretchy="false">=</mo>
      <mrow>
        <mfrac>
          <mrow>
            <msub>
              <mi>ε</mi>
              <mn>0</mn>
            </msub>
            <mi>ε</mi>
            <msup>
              <mi>E</mi>
              <mn>2</mn>
            </msup>
          </mrow>
          <mn>2</mn>
        </mfrac>
        <mo stretchy="false">⋅</mo>
        <mrow>
          <mi>S</mi>
          <mi>d</mi>
        </mrow>
      </mrow>
      <mo stretchy="false">=</mo>
      <mrow>
        <mfrac>
          <mrow>
            <msub>
              <mi>ε</mi>
              <mn>0</mn>
            </msub>
            <mi>ε</mi>
            <msup>
              <mi>E</mi>
              <mn>2</mn>
            </msup>
          </mrow>
          <mn>2</mn>
        </mfrac>
        <mo stretchy="false">⋅</mo>
        <mi>V</mi>
      </mrow>
    </mrow>
    <annotation encoding="StarMath 5.0"> W_p  = {C U^2} over 2 ={ { %ivarepsilon_0 %ivarepsilon S }over d }cdot{{ E^2 d^2 }over 2}= { %ivarepsilon_0 %ivarepsilon E^2 }over 2 cdot{ S d  }={ %ivarepsilon_0 %ivarepsilon E^2 }over 2 cdot{ V }</annotation>
  </semantics>
</math>
</file>

<file path=Object 33/content.xml><?xml version="1.0" encoding="utf-8"?>
<math xmlns="http://www.w3.org/1998/Math/MathML" display="block">
  <semantics>
    <mrow>
      <msub>
        <mi>ω</mi>
        <mi>e</mi>
      </msub>
      <mo stretchy="false">=</mo>
      <mfrac>
        <mrow>
          <msub>
            <mi>ε</mi>
            <mn>0</mn>
          </msub>
          <mi>ε</mi>
          <msup>
            <mi>E</mi>
            <mn>2</mn>
          </msup>
        </mrow>
        <mn>2</mn>
      </mfrac>
    </mrow>
    <annotation encoding="StarMath 5.0"> %iomega_e  ={ %ivarepsilon_0 %ivarepsilon E^2 }over 2 </annotation>
  </semantics>
</math>
</file>

<file path=Object 34/content.xml><?xml version="1.0" encoding="utf-8"?>
<math xmlns="http://www.w3.org/1998/Math/MathML" display="block">
  <semantics>
    <mrow>
      <mrow>
        <mi>U</mi>
        <mo stretchy="false">=</mo>
        <mrow>
          <msub>
            <mi>U</mi>
            <mn>1</mn>
          </msub>
          <mo stretchy="false">+</mo>
          <msub>
            <mi>U</mi>
            <mn>2</mn>
          </msub>
        </mrow>
      </mrow>
      <mi>;</mi>
      <mspace width="4em"/>
      <mrow>
        <msub>
          <mi>q</mi>
          <mn>1</mn>
        </msub>
        <mo stretchy="false">=</mo>
        <msub>
          <mi>q</mi>
          <mn>2</mn>
        </msub>
        <mo stretchy="false">=</mo>
        <mi>q</mi>
      </mrow>
    </mrow>
    <annotation encoding="StarMath 5.0">U = U_1 +U_2; ~~q_1 = q_2=q</annotation>
  </semantics>
</math>
</file>

<file path=Object 35/content.xml><?xml version="1.0" encoding="utf-8"?>
<math xmlns="http://www.w3.org/1998/Math/MathML" display="block">
  <semantics>
    <mrow>
      <mi>U</mi>
      <mo stretchy="false">=</mo>
      <mfrac>
        <mi>q</mi>
        <mi>C</mi>
      </mfrac>
      <mo stretchy="false">=</mo>
      <mrow>
        <mfrac>
          <msub>
            <mi>q</mi>
            <mn>1</mn>
          </msub>
          <msub>
            <mi>C</mi>
            <mn>1</mn>
          </msub>
        </mfrac>
        <mo stretchy="false">+</mo>
        <mfrac>
          <msub>
            <mi>q</mi>
            <mn>2</mn>
          </msub>
          <msub>
            <mi>C</mi>
            <mn>2</mn>
          </msub>
        </mfrac>
      </mrow>
    </mrow>
    <annotation encoding="StarMath 5.0">U = q over C = q_1 over C_1 + q_2 over C_2</annotation>
  </semantics>
</math>
</file>

<file path=Object 36/content.xml><?xml version="1.0" encoding="utf-8"?>
<math xmlns="http://www.w3.org/1998/Math/MathML" display="block">
  <semantics>
    <mrow>
      <mfrac>
        <mn>1</mn>
        <mi>C</mi>
      </mfrac>
      <mo stretchy="false">=</mo>
      <mrow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</mrow>
    </mrow>
    <annotation encoding="StarMath 5.0">1 over C = 1 over C_1 + 1 over C_2</annotation>
  </semantics>
</math>
</file>

<file path=Object 37/content.xml><?xml version="1.0" encoding="utf-8"?>
<math xmlns="http://www.w3.org/1998/Math/MathML" display="block">
  <semantics>
    <mrow>
      <mrow>
        <mi>U</mi>
        <mo stretchy="false">=</mo>
        <msub>
          <mi>U</mi>
          <mn>1</mn>
        </msub>
        <mo stretchy="false">=</mo>
        <msub>
          <mi>U</mi>
          <mn>2</mn>
        </msub>
      </mrow>
      <mi>;</mi>
      <mspace width="4em"/>
      <mrow>
        <mrow>
          <msub>
            <mi>q</mi>
            <mn>1</mn>
          </msub>
          <mo stretchy="false">+</mo>
          <msub>
            <mi>q</mi>
            <mn>2</mn>
          </msub>
        </mrow>
        <mo stretchy="false">=</mo>
        <mi>q</mi>
      </mrow>
    </mrow>
    <annotation encoding="StarMath 5.0">U = U_1  = U_2; ~~q_1 + q_2=q</annotation>
  </semantics>
</math>
</file>

<file path=Object 38/content.xml><?xml version="1.0" encoding="utf-8"?>
<math xmlns="http://www.w3.org/1998/Math/MathML" display="block">
  <semantics>
    <mrow>
      <mrow>
        <mi>q</mi>
        <mo stretchy="false">=</mo>
        <mi>C</mi>
      </mrow>
      <mrow>
        <mi>U</mi>
        <mo stretchy="false">=</mo>
        <msub>
          <mi>C</mi>
          <mn>1</mn>
        </msub>
      </mrow>
      <mrow>
        <msub>
          <mi>U</mi>
          <mn>1</mn>
        </msub>
        <mo stretchy="false">+</mo>
        <msub>
          <mi>C</mi>
          <mn>2</mn>
        </msub>
      </mrow>
      <msub>
        <mi>U</mi>
        <mn>2</mn>
      </msub>
    </mrow>
    <annotation encoding="StarMath 5.0">q = C U = C_1 U_1 + C_2 U_2</annotation>
  </semantics>
</math>
</file>

<file path=Object 39/content.xml><?xml version="1.0" encoding="utf-8"?>
<math xmlns="http://www.w3.org/1998/Math/MathML" display="block">
  <semantics>
    <mrow>
      <mi>C</mi>
      <mo stretchy="false">=</mo>
      <mrow>
        <msub>
          <mi>C</mi>
          <mn>1</mn>
        </msub>
        <mo stretchy="false">+</mo>
        <msub>
          <mi>C</mi>
          <mn>2</mn>
        </msub>
      </mrow>
    </mrow>
    <annotation encoding="StarMath 5.0">C = C_1 +  C_2</annotation>
  </semantics>
</math>
</file>

<file path=Object 4/content.xml><?xml version="1.0" encoding="utf-8"?>
<math xmlns="http://www.w3.org/1998/Math/MathML" display="block">
  <semantics>
    <mrow>
      <mi>φ</mi>
      <mo stretchy="false">=</mo>
      <mfrac>
        <mrow>
          <mi>k</mi>
          <mi>q</mi>
        </mrow>
        <mrow>
          <mi>ε</mi>
          <mi>r</mi>
        </mrow>
      </mfrac>
    </mrow>
    <annotation encoding="StarMath 5.0">%ivarphi = { k q } over { %ivarepsilon r }</annotation>
  </semantics>
</math>
</file>

<file path=Object 5/content.xml><?xml version="1.0" encoding="utf-8"?>
<math xmlns="http://www.w3.org/1998/Math/MathML" display="block">
  <semantics>
    <mrow>
      <mfrac>
        <mi>q</mi>
        <mi>φ</mi>
      </mfrac>
      <mo stretchy="false">=</mo>
      <mfrac>
        <mrow>
          <mi>ε</mi>
          <mi>r</mi>
        </mrow>
        <mi>k</mi>
      </mfrac>
    </mrow>
    <annotation encoding="StarMath 5.0">q over %ivarphi = { %ivarepsilon r }over k</annotation>
  </semantics>
</math>
</file>

<file path=Object 6/content.xml><?xml version="1.0" encoding="utf-8"?>
<math xmlns="http://www.w3.org/1998/Math/MathML" display="block">
  <semantics>
    <mrow>
      <mrow>
        <mi>C</mi>
        <mo stretchy="false">=</mo>
        <mfrac>
          <mi>q</mi>
          <mrow>
            <mstyle mathsize="8pt">
              <mi mathvariant="normal">Δ</mi>
            </mstyle>
            <mi>φ</mi>
          </mrow>
        </mfrac>
      </mrow>
      <mi>;</mi>
      <mspace width="4em"/>
      <mrow>
        <mrow>
          <mo fence="true" stretchy="false">[</mo>
          <mrow>
            <mi>C</mi>
          </mrow>
          <mo fence="true" stretchy="false">]</mo>
        </mrow>
        <mo stretchy="false">=</mo>
        <mi>Ф</mi>
        <mo stretchy="false">=</mo>
        <mfrac>
          <mi mathvariant="italic">Кл</mi>
          <mi>В</mi>
        </mfrac>
      </mrow>
    </mrow>
    <annotation encoding="StarMath 5.0">C = q over {size 8{%DELTA}%ivarphi};~~[ C ] = Ф = Кл over В</annotation>
  </semantics>
</math>
</file>

<file path=Object 7/content.xml><?xml version="1.0" encoding="utf-8"?>
<math xmlns="http://www.w3.org/1998/Math/MathML" display="block">
  <semantics>
    <mrow>
      <mn>1</mn>
      <mrow>
        <mi>Ф</mi>
        <mo stretchy="false">=</mo>
        <mrow>
          <mn>9</mn>
          <mo stretchy="false">⋅</mo>
          <msup>
            <mn>10</mn>
            <mn>11</mn>
          </msup>
        </mrow>
      </mrow>
      <mrow>
        <mi mathvariant="italic">см</mi>
        <mo stretchy="false">=</mo>
        <mrow>
          <mn>9</mn>
          <mo stretchy="false">⋅</mo>
          <msup>
            <mn>10</mn>
            <mn>9</mn>
          </msup>
        </mrow>
      </mrow>
      <mi>м</mi>
    </mrow>
    <annotation encoding="StarMath 5.0">1 Ф = 9 cdot 10^11 см = 9 cdot 10^9 м</annotation>
  </semantics>
</math>
</file>

<file path=Object 8/content.xml><?xml version="1.0" encoding="utf-8"?>
<math xmlns="http://www.w3.org/1998/Math/MathML" display="block">
  <semantics>
    <mrow>
      <mi>C</mi>
      <mo stretchy="false">=</mo>
      <mstyle mathsize="10pt">
        <mfrac>
          <mi>q</mi>
          <mi>U</mi>
        </mfrac>
      </mstyle>
    </mrow>
    <annotation encoding="StarMath 5.0">C = size 10{q over U}</annotation>
  </semantics>
</math>
</file>

<file path=Object 9/content.xml><?xml version="1.0" encoding="utf-8"?>
<math xmlns="http://www.w3.org/1998/Math/MathML" display="block">
  <semantics>
    <mrow>
      <mi mathvariant="normal">σ</mi>
      <mo stretchy="false">=</mo>
      <mfrac>
        <mi>q</mi>
        <mi>S</mi>
      </mfrac>
    </mrow>
    <annotation encoding="StarMath 5.0">%sigma = q over S</annotation>
  </semantics>
</math>
</file>